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AAAA+Calibri" svg:font-family="BAAAAA+Calibri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" style:list-style-name="L1"/>
    <style:style style:name="P2" style:family="paragraph" style:parent-style-name="Text">
      <style:text-properties style:font-name="Arial" fo:font-size="12pt" style:font-name-asian="BAAAAA+Calibri" style:font-size-asian="12pt" style:font-name-complex="BAAAAA+Calibri" style:font-size-complex="12pt"/>
    </style:style>
    <style:style style:name="P3" style:family="paragraph" style:parent-style-name="Heading" style:list-style-name="L1"/>
    <style:style style:name="P4" style:family="paragraph" style:parent-style-name="Heading" style:list-style-name="L2"/>
    <style:style style:name="P5" style:family="paragraph" style:parent-style-name="Standard" style:list-style-name="L1"/>
    <style:style style:name="T1" style:family="text">
      <style:text-properties style:font-name="Times New Roman" fo:font-size="12pt" style:font-name-asian="BAAAAA+Calibri" style:font-size-asian="12pt" style:font-name-complex="BAAAAA+Calibri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name-asian="BAAAAA+Calibri" style:font-size-asian="12pt" style:font-name-complex="BAAAAA+Calibri" style:font-size-complex="12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style:font-name-asian="BAAAAA+Calibri" style:font-size-asian="11pt" style:font-name-complex="BAAAAA+Calibri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>Livraison1</text:p>
      <text:p text:style-name="Subtitle">Sujet : Gardien</text:p>
      <text:p text:style-name="Subtitle"/>
      <text:p text:style-name="Standard"/>
      <text:p text:style-name="Text">Pour cette présentation mi-projet, nous allons exposer quelques points de notre logiciel, ainsi que leurs fonctionnalités :</text:p>
      <text:p text:style-name="Standard"/>
      <text:list xml:id="list2793057628471505982" text:style-name="L1">
        <text:list-item>
          <text:p text:style-name="P3">Création et génération des gardiens et des intrus: </text:p>
          <text:p text:style-name="P1">Les gardiens et les intrus seront créés dans le jeu. Ils seront autonomes, c'est-à-dire, ils peuvent se déplacer sans être guidés. Ils bougeront aléatoirement.</text:p>
          <text:p text:style-name="P5"/>
        </text:list-item>
        <text:list-item>
          <text:p text:style-name="P3">Création de la grille de l'application avec les éléments du jeu, c'est-à-dire les obstacles :</text:p>
        </text:list-item>
      </text:list>
      <text:p text:style-name="Text"><text:tab/>Cette grille regroupe tous les éléments du jeu(gardiens, intrus, obstacles...).</text:p>
      <text:p text:style-name="Text"><text:tab/><text:span text:style-name="T2"> </text:span><text:span text:style-name="T4">C</text:span><text:span text:style-name="T5">ette interface expliquera à l’utilisateur la tâche que les gardiens devront accomplir par <text:tab/>ailleurs.</text:span></text:p>
      <text:p text:style-name="P2"/>
      <text:p text:style-name="Text">Pour la squelette du jeu, elle sera composée :</text:p>
      <text:list xml:id="list4721050514041417474" text:style-name="L2">
        <text:list-item>
          <text:p text:style-name="P4">d'une fenêtre graphique qui regroupe l'ensemble des éléments du jeu.</text:p>
        </text:list-item>
        <text:list-item>
          <text:p text:style-name="P4">D'un bouton pour démarrer l’appl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AAAA+Calibri" svg:font-family="BAAAAA+Calibri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justify" style:justify-single-word="false" fo:keep-with-next="always"/>
      <style:text-properties style:font-name="Arial" fo:font-size="11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>
      <style:paragraph-properties fo:text-align="justify" style:justify-single-word="false"/>
      <style:text-properties style:font-name="Arial1" fo:font-size="11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Karabouali Makoura <text:s text:c="107"/>18/02/2014</text:p>
        <text:p text:style-name="Header">Phetramphand Antoine</text:p>
        <text:p text:style-name="Header">Tangara Ramatoulay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local</meta:initial-creator>
    <meta:creation-date>2014-02-18T11:21:41</meta:creation-date>
    <dc:date>2014-02-18T20:19:29.65</dc:date>
    <meta:editing-duration>PT17M31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4" meta:word-count="128" meta:character-count="968"/>
  </office:meta>
</office:document-meta>
</file>